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3.752cm" fo:margin-right="0cm" fo:text-align="start" style:justify-single-word="false" fo:text-indent="-0.212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14e5c" officeooo:paragraph-rsid="00114e5c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4e5c" officeooo:paragraph-rsid="00114e5c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14e5c" officeooo:paragraph-rsid="00201443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929c2" officeooo:paragraph-rsid="001929c2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15e89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737c7" style:font-size-asian="12pt" style:font-weight-asian="normal" style:font-size-complex="12pt" style:font-weight-complex="normal"/>
    </style:style>
    <style:style style:name="P8" style:family="paragraph" style:parent-style-name="Text_20_body" style:list-style-name="L3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61c99" officeooo:paragraph-rsid="00161c99" style:font-size-asian="12pt" style:font-weight-asian="normal" style:font-size-complex="12pt" style:font-weight-complex="normal"/>
    </style:style>
    <style:style style:name="P11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1929c2" style:font-size-asian="12pt" style:font-weight-asian="normal" style:font-size-complex="12pt" style:font-weight-complex="normal"/>
    </style:style>
    <style:style style:name="P12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14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19a7be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bf04" officeooo:paragraph-rsid="0019bf04" style:font-size-asian="12pt" style:font-weight-asian="normal" style:font-size-complex="12pt" style:font-weight-complex="normal"/>
    </style:style>
    <style:style style:name="P16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d9bb5" officeooo:paragraph-rsid="001d9bb5" style:font-size-asian="12pt" style:font-weight-asian="normal" style:font-size-complex="12pt" style:font-weight-complex="normal"/>
    </style:style>
    <style:style style:name="P17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T1" style:family="text">
      <style:text-properties officeooo:rsid="0014fbdb"/>
    </style:style>
    <style:style style:name="T2" style:family="text">
      <style:text-properties officeooo:rsid="00115e89"/>
    </style:style>
    <style:style style:name="T3" style:family="text">
      <style:text-properties officeooo:rsid="001929c2"/>
    </style:style>
    <style:style style:name="T4" style:family="text">
      <style:text-properties fo:font-weight="normal" officeooo:rsid="00115e89" style:font-weight-asian="normal" style:font-weight-complex="normal"/>
    </style:style>
    <style:style style:name="T5" style:family="text">
      <style:text-properties fo:font-weight="normal" officeooo:rsid="001737c7" style:font-weight-asian="normal" style:font-weight-complex="normal"/>
    </style:style>
    <style:style style:name="T6" style:family="text">
      <style:text-properties fo:font-weight="normal" officeooo:rsid="0019bf04" style:font-weight-asian="normal" style:font-weight-complex="normal"/>
    </style:style>
    <style:style style:name="T7" style:family="text">
      <style:text-properties fo:font-weight="normal" officeooo:rsid="001d9bb5" style:font-weight-asian="normal" style:font-weight-complex="normal"/>
    </style:style>
    <style:style style:name="T8" style:family="text">
      <style:text-properties fo:font-weight="normal" officeooo:rsid="001e3b2e" style:font-weight-asian="normal" style:font-weight-complex="normal"/>
    </style:style>
    <style:style style:name="T9" style:family="text">
      <style:text-properties fo:font-weight="normal" officeooo:rsid="00201443" style:font-weight-asian="normal" style:font-weight-complex="normal"/>
    </style:style>
    <style:style style:name="T10" style:family="text">
      <style:text-properties fo:font-weight="normal" officeooo:rsid="00210c6a" style:font-weight-asian="normal" style:font-weight-complex="normal"/>
    </style:style>
    <style:style style:name="T11" style:family="text">
      <style:text-properties officeooo:rsid="0019bf04"/>
    </style:style>
    <style:style style:name="T12" style:family="text">
      <style:text-properties officeooo:rsid="001e3b2e"/>
    </style:style>
    <style:style style:name="T13" style:family="text">
      <style:text-properties fo:font-variant="normal" fo:text-transform="none" fo:color="#000000" fo:letter-spacing="normal" fo:font-style="normal" fo:font-weight="normal" officeooo:rsid="00115e89" style:font-weight-asian="normal" style:font-weight-complex="normal"/>
    </style:style>
    <style:style style:name="T14" style:family="text">
      <style:text-properties officeooo:rsid="00201443"/>
    </style:style>
    <style:style style:name="T15" style:family="text">
      <style:text-properties officeooo:rsid="00210c6a"/>
    </style:style>
    <style:style style:name="T16" style:family="text">
      <style:text-properties officeooo:rsid="0021ca01"/>
    </style:style>
    <style:style style:name="T17" style:family="text">
      <style:text-properties officeooo:rsid="002279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31574963" text:style-name="L1">
        <text:list-item>
          <text:p text:style-name="P2">Genitore</text:p>
          <text:p text:style-name="P3"><text:span text:style-name="T3">Utente che effettua l'iscrizione del figlio all'asilo. Egli accede al sistema per compilare il modulo di iscrizione all'asilo, consult</text:span><text:span text:style-name="T11">a</text:span><text:span text:style-name="T3"> lo stato della domanda di iscrizione e se quest'ultima è andata a buon fine potrà visualizzare lo stato dei pagamenti della retta e modificare i servizi assegnati a suo figlio. Potrà inoltre visualizzare i programmi </text:span><text:span text:style-name="T14">educativi <text:s/>ed effettuare o ricevere </text:span><text:span text:style-name="T3">eventuali comunicazioni dalle educatrici, </text:span><text:span text:style-name="T14">personale della segreteria e dal c</text:span><text:span text:style-name="Strong_20_Emphasis"><text:span text:style-name="T13">oordinatore psico-pedagogico.</text:span></text:span></text:p>
          <text:p text:style-name="P4">I genitori si dividono in diverse categorie:</text:p>
        </text:list-item>
      </text:list>
      <text:p text:style-name="P1"><text:s text:c="2"/>1.Personale docente e ricercatore</text:p>
      <text:list xml:id="list31611423" text:continue-list="list31574963" text:style-name="L2">
        <text:list-item>
          <text:p text:style-name="P9">Personale tecnico-amministrativo di ruolo</text:p>
        </text:list-item>
        <text:list-item>
          <text:p text:style-name="P9">Titolari di assegno di ricerca</text:p>
        </text:list-item>
        <text:list-item>
          <text:p text:style-name="P9">Titolari di contratto a tempo determinato</text:p>
        </text:list-item>
        <text:list-item>
          <text:p text:style-name="P9">Dottorandi</text:p>
        </text:list-item>
        <text:list-item>
          <text:p text:style-name="P9">Titolari di borsa di studio post Laurea o Post doc.</text:p>
        </text:list-item>
        <text:list-item>
          <text:p text:style-name="P10">Studenti</text:p>
        </text:list-item>
        <text:list-item>
          <text:p text:style-name="P11">Residenti nel comune di Fisciano</text:p>
        </text:list-item>
        <text:list-item>
          <text:p text:style-name="P11">Altro</text:p>
          <text:p text:style-name="P11"/>
        </text:list-item>
      </text:list>
      <text:list xml:id="list31566799" text:style-name="L3">
        <text:list-item>
          <text:p text:style-name="P6">Rappresentante commissione formazione graduatoria <text:span text:style-name="T16">e classi</text:span></text:p>
          <text:p text:style-name="P5">Accede al sistema per visualizzare i dati delle persone che <text:span text:style-name="T16">hanno</text:span> effettuato domanda di iscrizione per i propri figli, pubblic<text:span text:style-name="T15">a</text:span> la graduatoria degli iscritti all'asilo <text:span text:style-name="T16">e forma le classi a cui associa del personale proposto a funzioni educative.</text:span></text:p>
          <text:p text:style-name="P5"/>
        </text:list-item>
        <text:list-item>
          <text:p text:style-name="P12">Personale preposto a funzioni educative</text:p>
          <text:p text:style-name="P14">Accede al sistema per mandare comunicazioni e visualizzare dati dei genitori degli iscritti all'asilo.</text:p>
        </text:list-item>
        <text:list-item>
          <text:p text:style-name="P13"><text:span text:style-name="T1">Impiegato</text:span><text:span text:style-name="T2"> </text:span><text:span text:style-name="T1">segreteria</text:span></text:p>
          <text:p text:style-name="P15">Accede al sistema per inserire <text:span text:style-name="T16">dati, </text:span><text:span text:style-name="T17">modificare dati degli iscritti all'asilo e personale docente e può </text:span><text:span text:style-name="T16">inviare richieste di</text:span> modifica o cancella<text:span text:style-name="T16">zioni</text:span> <text:span text:style-name="T16">d</text:span>i dati de<text:span text:style-name="T17">lle altre tipologie di utenti</text:span> del sistema <text:span text:style-name="T16">al delegato del rettore. E'</text:span> in grado di inviare e ricevere comunicazioni da<text:span text:style-name="T16">gli utenti del sistema.</text:span></text:p>
        </text:list-item>
        <text:list-item>
          <text:p text:style-name="P13"><text:span text:style-name="Strong_20_Emphasis"><text:span text:style-name="T4">Coordinatore psico-pedagogico</text:span></text:span><text:span text:style-name="T2"> </text:span></text:p>
          <text:p text:style-name="P16">Accede al sistema per ricevere ed effettuare comunicazioni con <text:span text:style-name="T12">l'impiegato della segreteria, responsabile scientifico dell'asilo nido e delegato del rettore. </text:span><text:span text:style-name="T15">Gestisce le varie tipologie di servizi offerti. Gestisce il progetto educativo</text:span></text:p>
        </text:list-item>
        <text:list-item>
          <text:p text:style-name="P13"><text:span text:style-name="Strong_20_Emphasis"><text:span text:style-name="T4">Responsabile Scientifico dell'Asilo Nido</text:span></text:span></text:p>
          <text:p text:style-name="P8"><text:span text:style-name="Strong_20_Emphasis"><text:span text:style-name="T7">Accede al sistema per ricevere ed effettuare comunicazioni </text:span></text:span><text:span text:style-name="Strong_20_Emphasis"><text:span text:style-name="T8">tutti gli utenti del sistema. </text:span></text:span><text:span text:style-name="Strong_20_Emphasis"><text:span text:style-name="T10">Definisce e gestisce il</text:span></text:span><text:span text:style-name="Strong_20_Emphasis"><text:span text:style-name="T8"> </text:span></text:span><text:span text:style-name="Strong_20_Emphasis"><text:span text:style-name="T10">progetto educativo </text:span></text:span><text:span text:style-name="Strong_20_Emphasis"><text:span text:style-name="T9">e si occupa della gestione dei tirocinanti.</text:span></text:span></text:p>
          <text:p text:style-name="P17"><text:span text:style-name="Strong_20_Emphasis"><text:span text:style-name="T7"/></text:span></text:p>
        </text:list-item>
        <text:list-item>
          <text:p text:style-name="P7"><text:span text:style-name="Strong_20_Emphasis"><text:span text:style-name="T5">Delegato del rettore</text:span></text:span></text:p>
          <text:p text:style-name="P17"><text:span text:style-name="Strong_20_Emphasis"><text:span text:style-name="T7">Può</text:span></text:span><text:span text:style-name="Strong_20_Emphasis"><text:span text:style-name="T6"> inserire, modificare o cancellare i dati degli utenti del sistema ed è in grado di inviare e ricevere comunicazioni da quest'ultimi. </text:span></text:span><text:span text:style-name="Strong_20_Emphasis"><text:span text:style-name="T7">Può effettuare tutte le tipologie di </text:span></text:span><text:soft-page-break/><text:span text:style-name="Strong_20_Emphasis"><text:span text:style-name="T7">operazioni </text:span></text:span><text:span text:style-name="Strong_20_Emphasis"><text:span text:style-name="T10">possibili del sistem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20T11:48:31.93</dc:date>
    <meta:editing-duration>PT21M35S</meta:editing-duration>
    <meta:editing-cycles>9</meta:editing-cycles>
    <meta:document-statistic meta:table-count="0" meta:image-count="0" meta:object-count="0" meta:page-count="2" meta:paragraph-count="25" meta:word-count="349" meta:character-count="2306" meta:non-whitespace-character-count="2001"/>
  </office:meta>
</office:document-meta>
</file>